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">
      <style:paragraph-properties style:text-autospace="none"/>
    </style:style>
    <style:style style:name="P12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stion des flux commerciaux d'un atelier d'art.</text:p>
      <text:p text:style-name="Standard">O = obligatoire, N = facultatif</text:p>
      <text:p text:style-name="Standard"/>
      <text:p text:style-name="Standard">Ateliers </text:p>
      <text:list xml:id="list956312913980360109" text:style-name="L3">
        <text:list-item>
          <text:list>
            <text:list-item>
              <text:p text:style-name="P3">Id - O</text:p>
            </text:list-item>
          </text:list>
        </text:list-item>
      </text:list>
      <text:list xml:id="list8904511228594501835" text:style-name="L2">
        <text:list-item>
          <text:list>
            <text:list-item>
              <text:p text:style-name="P2">Nom - O</text:p>
            </text:list-item>
            <text:list-item>
              <text:p text:style-name="P2">Adresse - O</text:p>
            </text:list-item>
            <text:list-item>
              <text:p text:style-name="P2">CA - N</text:p>
            </text:list-item>
          </text:list>
        </text:list-item>
      </text:list>
      <text:p text:style-name="Standard"/>
      <text:p text:style-name="Standard"><text:tab/>Propriétaires</text:p>
      <text:list xml:id="list5446072526744124554" text:style-name="L1">
        <text:list-item>
          <text:list>
            <text:list-item>
              <text:list>
                <text:list-item>
                  <text:p text:style-name="P1">Id - O</text:p>
                </text:list-item>
                <text:list-item>
                  <text:p text:style-name="P1">Nom - O</text:p>
                </text:list-item>
                <text:list-item>
                  <text:p text:style-name="P1">Prénom - O</text:p>
                </text:list-item>
                <text:list-item>
                  <text:p text:style-name="P1">Adresse - O</text:p>
                </text:list-item>
              </text:list>
            </text:list-item>
          </text:list>
        </text:list-item>
      </text:list>
      <text:p text:style-name="Standard"/>
      <text:p text:style-name="Standard"><text:tab/>Clients</text:p>
      <text:list xml:id="list457115999207811488" text:style-name="L4">
        <text:list-item>
          <text:list>
            <text:list-item>
              <text:list>
                <text:list-item>
                  <text:p text:style-name="P4">Id - O</text:p>
                </text:list-item>
                <text:list-item>
                  <text:p text:style-name="P4">Nom - O</text:p>
                </text:list-item>
                <text:list-item>
                  <text:p text:style-name="P4">Prénom - O</text:p>
                </text:list-item>
                <text:list-item>
                  <text:p text:style-name="P4">Adresse - O</text:p>
                </text:list-item>
                <text:list-item>
                  <text:p text:style-name="P4">Liste de Commandes – O</text:p>
                </text:list-item>
                <text:list-item>
                  <text:p text:style-name="P4">Wallet - O</text:p>
                  <text:p text:style-name="P4"/>
                </text:list-item>
              </text:list>
            </text:list-item>
          </text:list>
        </text:list-item>
      </text:list>
      <text:p text:style-name="Standard"><text:tab/>Contacts (Non client, pour système de newsletter)</text:p>
      <text:list xml:id="list3053951281911068271" text:style-name="L10">
        <text:list-item>
          <text:list>
            <text:list-item>
              <text:list>
                <text:list-item>
                  <text:p text:style-name="P10">Id <text:s/>- O</text:p>
                </text:list-item>
                <text:list-item>
                  <text:p text:style-name="P10">Nom <text:s/>- O</text:p>
                </text:list-item>
                <text:list-item>
                  <text:p text:style-name="P10">Prénom <text:s/>- O</text:p>
                </text:list-item>
                <text:list-item>
                  <text:p text:style-name="P10">Adresse <text:s/>- O</text:p>
                  <text:p text:style-name="P10"/>
                </text:list-item>
              </text:list>
            </text:list-item>
          </text:list>
        </text:list-item>
      </text:list>
      <text:p text:style-name="Standard"><text:tab/>Fournisseurs</text:p>
      <text:list xml:id="list1730567749528873004" text:style-name="L5">
        <text:list-item>
          <text:list>
            <text:list-item>
              <text:list>
                <text:list-item>
                  <text:p text:style-name="P5">Id <text:s/>- O</text:p>
                </text:list-item>
                <text:list-item>
                  <text:p text:style-name="P5">Raison sociale <text:s/>- O</text:p>
                </text:list-item>
                <text:list-item>
                  <text:p text:style-name="P5">Adresse <text:s/>- O</text:p>
                </text:list-item>
                <text:list-item>
                  <text:p text:style-name="P5">Liste de Commandes <text:s/>- O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tab/></text:p>
      <text:p text:style-name="Standard"><text:tab/>Créations</text:p>
      <text:list xml:id="list6366321641016749597" text:style-name="L6">
        <text:list-item>
          <text:list>
            <text:list-item>
              <text:list>
                <text:list-item>
                  <text:p text:style-name="P6">Id <text:s/>- O</text:p>
                </text:list-item>
                <text:list-item>
                  <text:p text:style-name="P6">Désignation <text:s/>- O</text:p>
                </text:list-item>
                <text:list-item>
                  <text:p text:style-name="P6">Prix <text:s/>- O</text:p>
                </text:list-item>
                <text:list-item>
                  <text:p text:style-name="P6">TVA <text:s/>- O</text:p>
                  <text:p text:style-name="P6">(Catégories)</text:p>
                </text:list-item>
              </text:list>
            </text:list-item>
          </text:list>
        </text:list-item>
      </text:list>
      <text:p text:style-name="Standard"><text:tab/><text:tab/>Sculptures</text:p>
      <text:p text:style-name="Standard"><text:tab/><text:tab/><text:tab/>Bois</text:p>
      <text:p text:style-name="Standard"><text:tab/><text:tab/><text:tab/>Pierre</text:p>
      <text:p text:style-name="Standard"><text:tab/><text:tab/>Tableaux</text:p>
      <text:p text:style-name="Standard"><text:tab/><text:tab/><text:tab/>Toile</text:p>
      <text:p text:style-name="Standard"><text:tab/><text:tab/><text:tab/>Sculpté</text:p>
      <text:p text:style-name="Standard"><text:tab/><text:tab/>Meubles atypique</text:p>
      <text:p text:style-name="Standard"><text:tab/><text:tab/><text:tab/>Lampes</text:p>
      <text:p text:style-name="Standard"><text:tab/><text:tab/><text:tab/>Tables</text:p>
      <text:p text:style-name="Standard"><text:tab/><text:tab/><text:tab/>Chaises</text:p>
      <text:p text:style-name="Standard"><text:tab/><text:tab/><text:tab/>Étagères</text:p>
      <text:p text:style-name="Standard"><text:tab/><text:tab/>Fresques</text:p>
      <text:p text:style-name="Standard"><text:tab/><text:tab/>Autre</text:p>
      <text:p text:style-name="Standard"/>
      <text:p text:style-name="Standard"/>
      <text:p text:style-name="Standard"/>
      <text:p text:style-name="Standard"/>
      <text:p text:style-name="Standard"/>
      <text:p text:style-name="Standard"><text:tab/>Commandes – RENDUS ICI</text:p>
      <text:list xml:id="list3135919155478011142" text:style-name="L9">
        <text:list-item>
          <text:list>
            <text:list-item>
              <text:list>
                <text:list-item>
                  <text:p text:style-name="P9">Id <text:s/>- O</text:p>
                </text:list-item>
              </text:list>
            </text:list-item>
          </text:list>
        </text:list-item>
      </text:list>
      <text:list xml:id="list3243106637607251723" text:style-name="L7">
        <text:list-item>
          <text:list>
            <text:list-item>
              <text:list>
                <text:list-item>
                  <text:p text:style-name="P7">Client / fournisseur <text:s/>- O</text:p>
                </text:list-item>
                <text:list-item>
                  <text:p text:style-name="P7">Magasin - O</text:p>
                </text:list-item>
                <text:list-item>
                  <text:p text:style-name="P7">Montant <text:s/>- O</text:p>
                </text:list-item>
                <text:list-item>
                  <text:p text:style-name="P7">Création / Matériaux <text:s/>- O</text:p>
                </text:list-item>
                <text:list-item>
                  <text:p text:style-name="P7">Date création – O</text:p>
                </text:list-item>
                <text:list-item>
                  <text:p text:style-name="P7">Date de règlement - N</text:p>
                  <text:p text:style-name="P7"/>
                </text:list-item>
              </text:list>
            </text:list-item>
          </text:list>
        </text:list-item>
      </text:list>
      <text:p text:style-name="Standard"><text:tab/>Adresses</text:p>
      <text:list xml:id="list3710092215423186652" text:style-name="L8">
        <text:list-item>
          <text:list>
            <text:list-item>
              <text:list>
                <text:list-item>
                  <text:p text:style-name="P8">Id <text:s/>- O </text:p>
                </text:list-item>
                <text:list-item>
                  <text:p text:style-name="P8">Adresse <text:s/>- O</text:p>
                </text:list-item>
                <text:list-item>
                  <text:p text:style-name="P8">Code postal <text:s/>- O</text:p>
                </text:list-item>
                <text:list-item>
                  <text:p text:style-name="P8">Ville <text:s/>- O</text:p>
                </text:list-item>
                <text:list-item>
                  <text:p text:style-name="P8">Pays <text:s/>- O</text:p>
                </text:list-item>
                <text:list-item>
                  <text:p text:style-name="P8">Numéro de téléphone <text:s/>- N</text:p>
                </text:list-item>
                <text:list-item>
                  <text:p text:style-name="P8">Adresse mail - N</text:p>
                </text:list-item>
              </text:list>
            </text:list-item>
          </text:list>
        </text:list-item>
      </text:list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region template</text:p>
      <text:p text:style-name="Standard"/>
      <text:p text:style-name="P11"><text:span text:style-name="T1">#region</text:span><text:span text:style-name="T2"> Attributs</text:span></text:p>
      <text:p text:style-name="P12"/>
      <text:p text:style-name="P11"><text:span text:style-name="T2"><text:s text:c="8"/></text:span><text:span text:style-name="T1">#endregion</text:span></text:p>
      <text:p text:style-name="P11"><text:span text:style-name="T2"><text:s text:c="8"/></text:span><text:span text:style-name="T1">#region</text:span><text:span text:style-name="T2"> Properties</text:span></text:p>
      <text:p text:style-name="P12"><text:s text:c="8"/></text:p>
      <text:p text:style-name="P11"><text:span text:style-name="T2"><text:s text:c="8"/></text:span><text:span text:style-name="T1">#endregion</text:span></text:p>
      <text:p text:style-name="P11"><text:span text:style-name="T2"><text:s text:c="8"/></text:span><text:span text:style-name="T1">#region</text:span><text:span text:style-name="T2"> Constructors</text:span></text:p>
      <text:p text:style-name="P12"><text:s text:c="8"/></text:p>
      <text:p text:style-name="P11"><text:span text:style-name="T2"><text:s text:c="8"/></text:span><text:span text:style-name="T1">#endregion</text:span></text:p>
      <text:p text:style-name="P11"><text:span text:style-name="T2"><text:s text:c="8"/></text:span><text:span text:style-name="T1">#region</text:span><text:span text:style-name="T2"> Methods</text:span></text:p>
      <text:p text:style-name="P12"><text:s text:c="7"/></text:p>
      <text:p text:style-name="P11"><text:span text:style-name="T2"><text:s text:c="8"/></text:span><text:span text:style-name="T1">#endreg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17T15:21:30.41</meta:creation-date>
    <dc:date>2016-06-17T16:59:37.56</dc:date>
    <meta:editing-duration>PT1H37M24S</meta:editing-duration>
    <meta:editing-cycles>89</meta:editing-cycles>
    <meta:generator>OpenOffice/4.1.1$Win32 OpenOffice.org_project/411m6$Build-9775</meta:generator>
    <meta:document-statistic meta:table-count="0" meta:image-count="0" meta:object-count="0" meta:page-count="3" meta:paragraph-count="78" meta:word-count="236" meta:character-count="1087"/>
  </office:meta>
</office:document-meta>
</file>